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aca7" officeooo:paragraph-rsid="0007aca7"/>
    </style:style>
    <style:style style:name="P2" style:family="paragraph" style:parent-style-name="Standard">
      <style:paragraph-properties fo:text-align="center" style:justify-single-word="false"/>
      <style:text-properties officeooo:rsid="0007aca7" officeooo:paragraph-rsid="0007aca7"/>
    </style:style>
    <style:style style:name="P3" style:family="paragraph" style:parent-style-name="Standard">
      <style:text-properties style:text-underline-style="solid" style:text-underline-width="auto" style:text-underline-color="font-color" officeooo:rsid="0007aca7" officeooo:paragraph-rsid="0007aca7"/>
    </style:style>
    <style:style style:name="P4" style:family="paragraph" style:parent-style-name="Standard">
      <style:text-properties officeooo:rsid="0007aca7" officeooo:paragraph-rsid="0007aca7"/>
    </style:style>
    <style:style style:name="P5" style:family="paragraph" style:parent-style-name="Standard">
      <style:text-properties officeooo:rsid="000a1d0a" officeooo:paragraph-rsid="000a1d0a"/>
    </style:style>
    <style:style style:name="P6" style:family="paragraph" style:parent-style-name="Standard">
      <style:text-properties officeooo:rsid="000c860c" officeooo:paragraph-rsid="000c860c"/>
    </style:style>
    <style:style style:name="P7" style:family="paragraph" style:parent-style-name="Standard">
      <style:text-properties officeooo:rsid="000c860c" officeooo:paragraph-rsid="000d59eb"/>
    </style:style>
    <style:style style:name="T1" style:family="text">
      <style:text-properties officeooo:rsid="000a1d0a"/>
    </style:style>
    <style:style style:name="T2" style:family="text">
      <style:text-properties officeooo:rsid="000ba36d"/>
    </style:style>
    <style:style style:name="T3" style:family="text">
      <style:text-properties officeooo:rsid="000d59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OSS DEPARTEMENTAL UNSS</text:p>
      <text:p text:style-name="P1"/>
      <text:p text:style-name="P3">A penser pour l'an prochain :</text:p>
      <text:p text:style-name="P1">- ne pas imprimer sur des papiers rouges foncés : mon téléphone (de 2018) ne détectait pas les QR-codes mais celui d'Aude oui.</text:p>
      <text:p text:style-name="P1">- transformer le fichier OPUS manuellement avant import dans chronoHB : </text:p>
      <text:p text:style-name="P1"><text:tab/>* <text:span text:style-name="T1">remplacer le type </text:span>LPO <text:span text:style-name="T1">par</text:span> LP (si élève du pro) ou LYC (si élève du général).</text:p>
      <text:p text:style-name="P1"><text:tab/>* Elèves de Théophile Roussel pas tous en LP (mais tous en LP dans OPUS) : demander la précision à l'avance aux collègues de l'établissement afin d'être sûr.</text:p>
      <text:p text:style-name="P1"><text:tab/>* j'ai modifié manuellement la date de naissance des 3 poussins pour les basculer en benjamins et être sûr qu'ils rentrent dans le challenge benjamins</text:p>
      <text:p text:style-name="P1"><text:tab/>Je dois vérifier si c'était utile ou pas...</text:p>
      <text:p text:style-name="P1"><text:tab/>* Trier par ordre alphabétique d'établissement le fichier :</text:p>
      <text:p text:style-name="P1"><text:tab/>=&gt; cela permettra que les dossards générés pour que les établissements soient davantage regroupés dans la pile imprimée.</text:p>
      <text:p text:style-name="P1"><text:tab/>(cela facilite la confection des pochettes par établissement).</text:p>
      <text:p text:style-name="P1"><text:tab/>* diminuer le nombre de couleurs afin de disposer des feuilles suffisantes, de moins galérer pour les dossards de dernière minute ? </text:p>
      <text:p text:style-name="P1"><text:tab/>Exemple : les benjamins et benjamines courent avec la même couleur. Peu de risque d'erreur de sexe !</text:p>
      <text:p text:style-name="P1"><text:tab/>* raccourcir (Ctrl+H pour remplacer dans excel) les noms de certains établissements : Lycée Rabelais, Lycée Peytavin, Lycée T. Roussel par exemple.</text:p>
      <text:p text:style-name="P1">- Paramétrages du logiciel en amont de la course (entre le lundi et le mercredi) :</text:p>
      <text:p text:style-name="P1"><text:tab/>* penser à regrouper les juniors-séniors.</text:p>
      <text:p text:style-name="P1"><text:tab/>* message à l'arrivée : &lt;prenom&gt;. Félicitations.</text:p>
      <text:p text:style-name="P1"><text:tab/>* rentrer les distances.</text:p>
      <text:p text:style-name="P1">- Prévoir plus de monde pour l'informatique : Deux personnes sur la ligne d'arrivée + 3 pour scanner les dossards efficacement </text:p>
      <text:p text:style-name="P1"><text:tab/>(Heureusement qu'Olivier D. est venu en renfort auprès d'Aude)</text:p>
      <text:p text:style-name="P1"><text:tab/>(+ 1 pour faire la navette entre les différents acteurs et corriger les problèmes qui surviennent inévitablement.</text:p>
      <text:p text:style-name="P1">- Prévoir une procédure unique pour les dossards de dernière minute : le mail semble plus approprié que les SMS. </text:p>
      <text:p text:style-name="P1">Je peux remettre un mail en non lu pour me souvenir de le traiter plus tard alors que je ne peux pas le faire pour un SMS.</text:p>
      <text:p text:style-name="P1"><text:tab/></text:p>
      <text:p text:style-name="P1"/>
      <text:p text:style-name="P5">Sinon, à part ce qui est cité ci-dessous (LPO par exemple), <text:span text:style-name="T2">l</text:span>e fichier extrait d<text:span text:style-name="T2">u logiciel d’inscription OPUS s’importe directement.</text:span></text:p>
      <text:p text:style-name="P5"/>
      <text:p text:style-name="P6">Par contre, la base de données de tous les licenciés UNSS ne s’importe pas directement pour les raisons suivantes. <text:span text:style-name="T3">Les en-têtes de champs sont différents</text:span> : </text:p>
      <text:p text:style-name="P6">- "catégorie" <text:span text:style-name="T3">à remplacer par</text:span> "cat" pour extraire le sexe du fichier UNSS.</text:p>
      <text:p text:style-name="P6">- idem pour "nom établissement" <text:span text:style-name="T3">à remplacer par</text:span> "établissement"</text:p>
      <text:p text:style-name="P7">- idem pour "type 2 établissement" <text:span text:style-name="T3">à remplacer par</text:span> "type"</text:p>
      <text:p text:style-name="P7">- idem pour "date de naissance" <text:span text:style-name="T3">à remplacer par</text:span> « naissance ».</text:p>
      <text:p text:style-name="P6">Est ce bien utile ? <text:span text:style-name="T3">Pas implémenté car v</text:span>ite remplacé à la main !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livier Lacroix</meta:initial-creator>
    <meta:creation-date>2022-11-23T20:23:40.855000000</meta:creation-date>
    <dc:date>2022-11-23T20:32:15.486000000</dc:date>
    <dc:creator>Olivier Lacroix</dc:creator>
    <meta:editing-duration>PT5M22S</meta:editing-duration>
    <meta:editing-cycles>6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31" meta:word-count="449" meta:character-count="2655" meta:non-whitespace-character-count="2215"/>
  </office:meta>
</office:document-meta>
</file>